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office:value-type="string">
            <text:p>International Rubber Study Group: <text:a xlink:href="http://www.rubberstudy.com/">www.rubberstudy.com</text:a></text:p>
          </table:table-cell>
        </table:table-row>
        <table:table-row table:style-name="ro2">
          <table:table-cell office:value-type="string">
            <text:p>Singapore Exchange: <text:a xlink:href="http://www.sgx.com/">www.sgx.com</text:a></text:p>
          </table:table-cell>
        </table:table-row>
        <table:table-row table:style-name="ro3">
          <table:table-cell office:value-type="string">
            <text:p>Singapore International Chamber of Commerce Rubber Association: <text:a xlink:href="http://www.sicc.com.sg/">www.sicc.com.sg</text:a></text:p>
          </table:table-cell>
        </table:table-row>
        <table:table-row table:style-name="ro1">
          <table:table-cell office:value-type="string">
            <text:p>Joint Asian Derivative Exchange: <text:a xlink:href="http://www.jadeexchange.com/">www.jadeexchange.com</text:a>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1/12/2020</text:date>, <text:time>12:4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2:37:17.48</meta:creation-date>
    <dc:date>2020-01-12T12:43:29.57</dc:date>
    <meta:editing-duration>P1DT6M12S</meta:editing-duration>
    <meta:editing-cycles>2</meta:editing-cycles>
    <meta:generator>OpenOffice/4.1.7$Win32 OpenOffice.org_project/417m1$Build-9800</meta:generator>
    <meta:document-statistic meta:table-count="3" meta:cell-count="4" meta:object-count="0"/>
  </office:meta>
</office:document-meta>
</file>